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c8b1" officeooo:paragraph-rsid="001fc8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nsport overexpressed → to extract drug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1T00:30:48.700671296</meta:creation-date>
    <dc:date>2015-06-11T00:31:24.946917983</dc:date>
    <meta:editing-duration>P0D</meta:editing-duration>
    <meta:editing-cycles>1</meta:editing-cycles>
    <meta:document-statistic meta:table-count="0" meta:image-count="0" meta:object-count="0" meta:page-count="1" meta:paragraph-count="1" meta:word-count="6" meta:character-count="43" meta:non-whitespace-character-count="38"/>
    <meta:generator>LibreOffice/4.2.8.2$Linux_X86_64 LibreOffice_project/420m0$Build-2</meta:generator>
  </office:meta>
</office:document-meta>
</file>